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 nanosecond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Ecart-type</text:p>
          </table:table-cell>
          <table:table-cell table:formula="of:=SQRT(COM.MICROSOFT.VAR.S([.A2:.A14]))" office:value-type="float" office:value="501.61705181011" calcext:value-type="float">
            <text:p>501,6170518101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oy</text:p>
          </table:table-cell>
          <table:table-cell table:formula="of:=GEOMEAN([.A2:.A14])" office:value-type="float" office:value="760.592768494743" calcext:value-type="float">
            <text:p>760,59276849474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3:00:08.983227489</meta:creation-date>
    <dc:date>2019-04-24T13:32:10.475626193</dc:date>
    <meta:editing-duration>PT32M1S</meta:editing-duration>
    <meta:editing-cycles>3</meta:editing-cycles>
    <meta:generator>LibreOffice/6.1.5.2$Linux_X86_64 LibreOffice_project/10$Build-2</meta:generator>
    <meta:document-statistic meta:table-count="1" meta:cell-count="18" meta:object-count="0"/>
  </office:meta>
</office:document-meta>
</file>